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1.7102in"/>
    </style:style>
    <style:style style:name="co25" style:family="table-column">
      <style:table-column-properties fo:break-before="auto" style:column-width="3.3217in"/>
    </style:style>
    <style:style style:name="co26" style:family="table-column">
      <style:table-column-properties fo:break-before="auto" style:column-width="2.9075in"/>
    </style:style>
    <style:style style:name="co27" style:family="table-column">
      <style:table-column-properties fo:break-before="auto" style:column-width="1.1882in"/>
    </style:style>
    <style:style style:name="co28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1.1228in"/>
    </style:style>
    <style:style style:name="co19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2.0811in"/>
    </style:style>
    <style:style style:name="co21" style:family="table-column">
      <style:table-column-properties fo:break-before="auto" style:column-width="2.1256in"/>
    </style:style>
    <style:style style:name="co22" style:family="table-column">
      <style:table-column-properties fo:break-before="auto" style:column-width="1.3728in"/>
    </style:style>
    <style:style style:name="co29" style:family="table-column">
      <style:table-column-properties fo:break-before="auto" style:column-width="1.6374in"/>
    </style:style>
    <style:style style:name="co30" style:family="table-column">
      <style:table-column-properties fo:break-before="auto" style:column-width="2.7882in"/>
    </style:style>
    <style:style style:name="co31" style:family="table-column">
      <style:table-column-properties fo:break-before="auto" style:column-width="1.7272in"/>
    </style:style>
    <style:style style:name="co32" style:family="table-column">
      <style:table-column-properties fo:break-before="auto" style:column-width="3.5256in"/>
    </style:style>
    <style:style style:name="co33" style:family="table-column">
      <style:table-column-properties fo:break-before="auto" style:column-width="1.3508in"/>
    </style:style>
    <style:style style:name="co34" style:family="table-column">
      <style:table-column-properties fo:break-before="auto" style:column-width="1.1736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4043in" fo:break-before="auto" style:use-optimal-row-height="false"/>
    </style:style>
    <style:style style:name="ro12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4453in" fo:break-before="auto" style:use-optimal-row-height="false"/>
    </style:style>
    <style:style style:name="ro15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 style:text-position=""/>
    </style:style>
    <style:style style:name="ce16" style:family="table-cell" style:parent-style-name="Default">
      <style:table-cell-properties fo:wrap-option="wrap"/>
      <style:text-properties style:text-line-through-style="none" style:text-position=""/>
    </style:style>
    <style:style style:name="ce17" style:family="table-cell" style:parent-style-name="Default">
      <style:table-cell-properties fo:background-color="#ff0000" fo:wrap-option="wrap"/>
      <style:text-properties style:text-line-through-style="none" style:text-position="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text-position="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text-position="" style:font-name="Arial" style:font-name-asian="DejaVu Sans" style:font-name-complex="FreeSans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line-through-style="none" style:text-position="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ext-properties style:text-line-through-style="none" style:text-position=""/>
    </style:style>
    <style:style style:name="ce7" style:family="table-cell" style:parent-style-name="Default">
      <style:table-cell-properties fo:background-color="#ff0000"/>
      <style:text-properties style:text-line-through-style="none" style:text-position=""/>
    </style:style>
    <style:style style:name="ce8" style:family="table-cell" style:parent-style-name="Default">
      <style:table-cell-properties fo:padding="0.028in"/>
      <style:text-properties style:text-line-through-style="none" style:text-position="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ext-properties style:text-position="" style:font-name="Arial2"/>
    </style:style>
    <style:style style:name="ce22" style:family="table-cell" style:parent-style-name="Default">
      <style:text-properties style:text-position="" style:font-name="Arial2" style:font-name-asian="DejaVu Sans" style:font-name-complex="FreeSans"/>
    </style:style>
    <style:style style:name="ce23" style:family="table-cell" style:parent-style-name="Default">
      <style:table-cell-properties fo:background-color="#00ff00"/>
      <style:text-properties style:text-position=""/>
    </style:style>
    <style:style style:name="ce24" style:family="table-cell" style:parent-style-name="Default" style:data-style-name="N60">
      <style:table-cell-properties fo:background-color="#00ff00"/>
      <style:text-properties style:text-position=""/>
    </style:style>
    <style:style style:name="ce25" style:family="table-cell" style:parent-style-name="Default" style:data-style-name="N60">
      <style:text-properties style:text-position=""/>
    </style:style>
    <style:style style:name="ce41" style:family="table-cell" style:parent-style-name="Default">
      <style:text-properties style:text-position="" style:font-name="Arial" style:font-name-asian="DejaVu Sans" style:font-name-complex="FreeSans"/>
    </style:style>
    <style:style style:name="ce26" style:family="table-cell" style:parent-style-name="Default">
      <style:text-properties style:text-position="" style:font-name="Arial" style:font-name-asian="DejaVu Sans" style:font-name-complex="FreeSans"/>
    </style:style>
    <style:style style:name="ce27" style:family="table-cell" style:parent-style-name="Default">
      <style:table-cell-properties fo:background-color="#23ff23"/>
      <style:text-properties style:text-position=""/>
    </style:style>
    <style:style style:name="ce28" style:family="table-cell" style:parent-style-name="Default"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29" style:family="table-cell" style:parent-style-name="Default">
      <style:table-cell-properties fo:background-color="transparent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0" style:family="table-cell" style:parent-style-name="Default">
      <style:table-cell-properties fo:background-color="#23ff23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1" style:family="table-cell" style:parent-style-name="Default">
      <style:table-cell-properties fo:background-color="#00ffff"/>
      <style:text-properties style:text-position=""/>
    </style:style>
    <style:style style:name="ce32" style:family="table-cell" style:parent-style-name="Default">
      <style:table-cell-properties fo:background-color="#dc2300"/>
      <style:text-properties style:text-position=""/>
    </style:style>
    <style:style style:name="ce43" style:family="table-cell" style:parent-style-name="Default">
      <style:table-cell-properties fo:background-color="#ff0000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#ff0000" fo:wrap-option="wrap"/>
    </style:style>
    <style:style style:name="ce46" style:family="table-cell" style:parent-style-name="Default">
      <style:table-cell-properties fo:background-color="#ff0000"/>
      <style:text-properties style:font-name="Arial" style:font-name-asian="DejaVu Sans" style:font-name-complex="FreeSans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>C1608X5R1E104K</text:a></text:p>
          </table:table-cell>
          <table:table-cell table:style-name="ce13" office:value-type="string">
            <text:p><text:a xlink:href="http://digikey.com/Suppliers/us/TDK.page?lang=EN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1" office:value-type="string">
            <text:p>ΔI(L)=</text:p>
          </table:table-cell>
          <table:table-cell table:style-name="ce23" table:formula="of:=[.B6]*[.B5]" office:value-type="float" office:value="0.39">
            <text:p>0.39</text:p>
          </table:table-cell>
          <table:table-cell table:style-name="ce22" office:value-type="string">
            <text:p>ΔI(L)=I(Lmax)*I(L%)</text:p>
          </table:table-cell>
          <table:table-cell table:number-columns-repeated="2"/>
          <table:table-cell table:style-name="ce21" office:value-type="string">
            <text:p>ΔI(L)=</text:p>
          </table:table-cell>
          <table:table-cell table:style-name="ce23" table:formula="of:=[.G6]*[.G5]" office:value-type="float" office:value="0.45">
            <text:p>0.45</text:p>
          </table:table-cell>
          <table:table-cell table:style-name="ce22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24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24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2" office:value-type="string">
            <text:p>Δvout=</text:p>
          </table:table-cell>
          <table:table-cell table:style-name="ce23" table:formula="of:=[.B7]*([.B11]+(1/(8*[.B4]*[.B12])))" office:value-type="float" office:value="0.0303148936170213">
            <text:p>0.0303148936</text:p>
          </table:table-cell>
          <table:table-cell table:style-name="ce22" office:value-type="string">
            <text:p>Δvout= ΔI(L) * ( ESR + ( 1 / (8*Freq*Cout)))</text:p>
          </table:table-cell>
          <table:table-cell table:number-columns-repeated="2"/>
          <table:table-cell table:style-name="ce22" office:value-type="string">
            <text:p>Δvout=</text:p>
          </table:table-cell>
          <table:table-cell table:style-name="ce23" table:formula="of:=[.G7]*([.G11]+(1/(8*[.G4]*[.G12])))" office:value-type="float" office:value="0.0349787234042553">
            <text:p>0.0349787234</text:p>
          </table:table-cell>
          <table:table-cell table:style-name="ce22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25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25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6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5">
          <table:table-cell office:value-type="string">
            <text:p>C201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03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4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7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0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3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14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1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17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19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20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2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301</text:p>
          </table:table-cell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3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9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5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5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6</text:p>
          </table:table-cell>
          <table:table-cell office:value-type="string">
            <text:p>0.1UF</text:p>
          </table:table-cell>
          <table:table-cell office:value-type="float" office:value="604">
            <text:p>604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7</text:p>
          </table:table-cell>
          <table:table-cell office:value-type="string">
            <text:p>0.1UF</text:p>
          </table:table-cell>
          <table:table-cell office:value-type="float" office:value="605">
            <text:p>605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8</text:p>
          </table:table-cell>
          <table:table-cell office:value-type="string">
            <text:p>0.1UF</text:p>
          </table:table-cell>
          <table:table-cell office:value-type="float" office:value="606">
            <text:p>606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9</text:p>
          </table:table-cell>
          <table:table-cell office:value-type="string">
            <text:p>0.1UF</text:p>
          </table:table-cell>
          <table:table-cell office:value-type="float" office:value="607">
            <text:p>607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0</text:p>
          </table:table-cell>
          <table:table-cell office:value-type="string">
            <text:p>0.1UF</text:p>
          </table:table-cell>
          <table:table-cell office:value-type="float" office:value="608">
            <text:p>608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1</text:p>
          </table:table-cell>
          <table:table-cell office:value-type="string">
            <text:p>4.7UF</text:p>
          </table:table-cell>
          <table:table-cell office:value-type="float" office:value="609">
            <text:p>609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2</text:p>
          </table:table-cell>
          <table:table-cell office:value-type="string">
            <text:p>4.7UF</text:p>
          </table:table-cell>
          <table:table-cell office:value-type="float" office:value="610">
            <text:p>610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3</text:p>
          </table:table-cell>
          <table:table-cell office:value-type="string">
            <text:p>4.7UF</text:p>
          </table:table-cell>
          <table:table-cell office:value-type="float" office:value="611">
            <text:p>611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4</text:p>
          </table:table-cell>
          <table:table-cell office:value-type="string">
            <text:p>4.7UF</text:p>
          </table:table-cell>
          <table:table-cell office:value-type="float" office:value="612">
            <text:p>612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5</text:p>
          </table:table-cell>
          <table:table-cell office:value-type="string">
            <text:p>4.7UF</text:p>
          </table:table-cell>
          <table:table-cell office:value-type="float" office:value="613">
            <text:p>613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6</text:p>
          </table:table-cell>
          <table:table-cell office:value-type="string">
            <text:p>4.7UF</text:p>
          </table:table-cell>
          <table:table-cell office:value-type="float" office:value="614">
            <text:p>614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7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8</text:p>
          </table:table-cell>
          <table:table-cell office:value-type="string">
            <text:p>100UF</text:p>
          </table:table-cell>
          <table:table-cell office:value-type="float" office:value="1207">
            <text:p>1207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9</text:p>
          </table:table-cell>
          <table:table-cell office:value-type="string">
            <text:p>100UF</text:p>
          </table:table-cell>
          <table:table-cell office:value-type="float" office:value="1208">
            <text:p>1208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0</text:p>
          </table:table-cell>
          <table:table-cell office:value-type="string">
            <text:p>100UF</text:p>
          </table:table-cell>
          <table:table-cell office:value-type="float" office:value="1209">
            <text:p>1209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1</text:p>
          </table:table-cell>
          <table:table-cell office:value-type="string">
            <text:p>100UF</text:p>
          </table:table-cell>
          <table:table-cell office:value-type="float" office:value="1210">
            <text:p>1210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2</text:p>
          </table:table-cell>
          <table:table-cell office:value-type="string">
            <text:p>100UF</text:p>
          </table:table-cell>
          <table:table-cell office:value-type="float" office:value="1211">
            <text:p>1211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J701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J702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2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4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SOT-23-3 (TO-236)</text:p>
          </table:table-cell>
          <table:table-cell office:value-type="string">
            <text:p>2N7002K-T1-E3</text:p>
          </table:table-cell>
          <table:table-cell table:number-columns-repeated="7"/>
        </table:table-row>
        <table:table-row table:style-name="ro5">
          <table:table-cell office:value-type="string">
            <text:p>R2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3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DNI</text:p>
          </table:table-cell>
          <table:table-cell office:value-type="string">
            <text:p>ERJ-3EKF6042V</text:p>
          </table:table-cell>
          <table:table-cell table:number-columns-repeated="6"/>
        </table:table-row>
        <table:table-row table:style-name="ro5">
          <table:table-cell office:value-type="string">
            <text:p>R20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05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6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7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8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09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0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1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5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6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7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8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1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220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21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22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23</text:p>
          </table:table-cell>
          <table:table-cell office:value-type="string">
            <text:p>137K</text:p>
          </table:table-cell>
          <table:table-cell office:value-type="float" office:value="603">
            <text:p>603</text:p>
          </table:table-cell>
          <table:table-cell office:value-type="string">
            <text:p>ERJ-3EKF1373V</text:p>
          </table:table-cell>
          <table:table-cell table:number-columns-repeated="7"/>
        </table:table-row>
        <table:table-row table:style-name="ro5">
          <table:table-cell office:value-type="string">
            <text:p>R224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3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4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5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6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7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0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1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401</text:p>
          </table:table-cell>
          <table:table-cell office:value-type="string">
            <text:p>330_OHM</text:p>
          </table:table-cell>
          <table:table-cell office:value-type="float" office:value="603">
            <text:p>603</text:p>
          </table:table-cell>
          <table:table-cell office:value-type="string">
            <text:p>ERJ-3GEYJ331V</text:p>
          </table:table-cell>
          <table:table-cell table:number-columns-repeated="7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4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8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9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10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2 contacts, through hole, right angle, 6mm spacing</text:p>
          </table:table-cell>
          <table:table-cell office:value-type="string">
            <text:p>PJ-037A</text:p>
          </table:table-cell>
          <table:table-cell table:number-columns-repeated="7"/>
        </table:table-row>
        <table:table-row table:style-name="ro5">
          <table:table-cell office:value-type="string">
            <text:p>U204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205</text:p>
          </table:table-cell>
          <table:table-cell office:value-type="string">
            <text:p>BLUE_LED</text:p>
          </table:table-cell>
          <table:table-cell office:value-type="string">
            <text:p>3.00mm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206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EFE#PBF-ND</text:p>
          </table:table-cell>
          <table:table-cell table:number-columns-repeated="7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6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office:value-type="string">
            <text:p>Bone</text:p>
          </table:table-cell>
          <table:table-cell table:number-columns-repeated="8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TSSOP-24</text:p>
          </table:table-cell>
          <table:table-cell office:value-type="string">
            <text:p>XRA1207IG24-F</text:p>
          </table:table-cell>
          <table:table-cell table:number-columns-repeated="7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1.4x1.2mm, 5.08x3.7mm spacing</text:p>
          </table:table-cell>
          <table:table-cell office:value-type="string">
            <text:p>CB3LV-3I-100M0000</text:p>
          </table:table-cell>
          <table:table-cell table:number-columns-repeated="7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6.2x6.02mm, pads: 3x1.1mm</text:p>
          </table:table-cell>
          <table:table-cell office:value-type="string">
            <text:p>A6S-2102-H</text:p>
          </table:table-cell>
          <table:table-cell table:number-columns-repeated="7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TSSOP-8</text:p>
          </table:table-cell>
          <table:table-cell office:value-type="string">
            <text:p>CAT24C256YI-GT3</text:p>
          </table:table-cell>
          <table:table-cell table:number-columns-repeated="7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 office:value-type="string">
            <text:p>6 Pins, 2.54mm spacing, 1.02 hole diameter</text:p>
          </table:table-cell>
          <table:table-cell table:number-columns-repeated="7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256 BGA</text:p>
          </table:table-cell>
          <table:table-cell office:value-type="string">
            <text:p>XC6SLX25-2FTG256C</text:p>
          </table:table-cell>
          <table:table-cell table:number-columns-repeated="7"/>
        </table:table-row>
      </table:table>
      <table:table table:name="GPMC Length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ce31"/>
        <table:table-column table:style-name="co8" table:default-cell-style-name="ce3"/>
        <table:table-column table:style-name="co19" table:default-cell-style-name="ce32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26" office:value-type="string">
            <text:p>Bone</text:p>
          </table:table-cell>
          <table:table-cell table:style-name="ce26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8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28" office:value-type="float" office:value="460.33">
            <text:p>460.33</text:p>
          </table:table-cell>
          <table:table-cell table:style-name="ce28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28" office:value-type="float" office:value="554.1">
            <text:p>554.1</text:p>
          </table:table-cell>
          <table:table-cell table:style-name="ce28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2</text:p>
          </table:table-cell>
          <table:table-cell table:style-name="ce3" office:value-type="string">
            <text:p>GPMC_AD2</text:p>
          </table:table-cell>
          <table:table-cell table:style-name="ce3" office:value-type="string">
            <text:p>P8-5</text:p>
          </table:table-cell>
          <table:table-cell table:style-name="ce3" office:value-type="string">
            <text:p>P2</text:p>
          </table:table-cell>
          <table:table-cell table:style-name="ce29" office:value-type="float" office:value="1260.22">
            <text:p>1260.22</text:p>
          </table:table-cell>
          <table:table-cell table:style-name="ce29" table:formula="of:=[.E5]*2.54/100" office:value-type="float" office:value="32.009588">
            <text:p>32.009588</text:p>
          </table:table-cell>
          <table:table-cell table:style-name="ce3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3</text:p>
          </table:table-cell>
          <table:table-cell table:style-name="ce3" office:value-type="string">
            <text:p>GPMC_AD3</text:p>
          </table:table-cell>
          <table:table-cell table:style-name="ce3" office:value-type="string">
            <text:p>P8-6</text:p>
          </table:table-cell>
          <table:table-cell table:style-name="ce3" office:value-type="string">
            <text:p>P1</text:p>
          </table:table-cell>
          <table:table-cell table:style-name="ce29" office:value-type="float" office:value="1317.01">
            <text:p>1317.01</text:p>
          </table:table-cell>
          <table:table-cell table:style-name="ce29" table:formula="of:=[.E6]*2.54/100" office:value-type="float" office:value="33.452054">
            <text:p>33.452054</text:p>
          </table:table-cell>
          <table:table-cell table:style-name="ce3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4</text:p>
          </table:table-cell>
          <table:table-cell table:style-name="ce3" office:value-type="string">
            <text:p>GPMC_AD4</text:p>
          </table:table-cell>
          <table:table-cell table:style-name="ce3" office:value-type="string">
            <text:p>P8-23</text:p>
          </table:table-cell>
          <table:table-cell table:style-name="ce3" office:value-type="string">
            <text:p>C2</text:p>
          </table:table-cell>
          <table:table-cell table:style-name="ce29" office:value-type="float" office:value="452.48">
            <text:p>452.48</text:p>
          </table:table-cell>
          <table:table-cell table:style-name="ce29" table:formula="of:=[.E7]*2.54/100" office:value-type="float" office:value="11.492992">
            <text:p>11.492992</text:p>
          </table:table-cell>
          <table:table-cell table:style-name="ce3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5</text:p>
          </table:table-cell>
          <table:table-cell table:style-name="ce3" office:value-type="string">
            <text:p>GPMC_AD5</text:p>
          </table:table-cell>
          <table:table-cell table:style-name="ce3" office:value-type="string">
            <text:p>P8-22</text:p>
          </table:table-cell>
          <table:table-cell table:style-name="ce3" office:value-type="string">
            <text:p>D1</text:p>
          </table:table-cell>
          <table:table-cell table:style-name="ce29" office:value-type="float" office:value="549.33">
            <text:p>549.33</text:p>
          </table:table-cell>
          <table:table-cell table:style-name="ce29" table:formula="of:=[.E8]*2.54/100" office:value-type="float" office:value="13.952982">
            <text:p>13.952982</text:p>
          </table:table-cell>
          <table:table-cell table:style-name="ce3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6</text:p>
          </table:table-cell>
          <table:table-cell table:style-name="ce3" office:value-type="string">
            <text:p>GPMC_AD6</text:p>
          </table:table-cell>
          <table:table-cell table:style-name="ce3" office:value-type="string">
            <text:p>P8-3</text:p>
          </table:table-cell>
          <table:table-cell table:style-name="ce3" office:value-type="string">
            <text:p>R2</text:p>
          </table:table-cell>
          <table:table-cell table:style-name="ce29" office:value-type="float" office:value="1329.6">
            <text:p>1329.6</text:p>
          </table:table-cell>
          <table:table-cell table:style-name="ce29" table:formula="of:=[.E9]*2.54/100" office:value-type="float" office:value="33.77184">
            <text:p>33.77184</text:p>
          </table:table-cell>
          <table:table-cell table:style-name="ce3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27" office:value-type="string">
            <text:p>GPIO1_7</text:p>
          </table:table-cell>
          <table:table-cell table:style-name="ce27" office:value-type="string">
            <text:p>GPMC_AD7</text:p>
          </table:table-cell>
          <table:table-cell table:style-name="ce27" office:value-type="string">
            <text:p>P8-4</text:p>
          </table:table-cell>
          <table:table-cell table:style-name="ce27" office:value-type="string">
            <text:p>R1</text:p>
          </table:table-cell>
          <table:table-cell table:style-name="ce30" office:value-type="float" office:value="1395.18">
            <text:p>1395.18</text:p>
          </table:table-cell>
          <table:table-cell table:style-name="ce30" table:formula="of:=[.E10]*2.54/100" office:value-type="float" office:value="35.437572">
            <text:p>35.437572</text:p>
          </table:table-cell>
          <table:table-cell table:style-name="ce27" office:value-type="float" office:value="20.495">
            <text:p>20.495</text:p>
          </table:table-cell>
          <table:table-cell table:style-name="ce27" table:formula="of:=[.K10]-[.F10]" office:value-type="float" office:value="15.562428">
            <text:p>15.562428</text:p>
          </table:table-cell>
          <table:table-cell table:style-name="ce27" table:formula="of:=[.F10]+[.G10]" office:value-type="float" office:value="55.932572">
            <text:p>55.932572</text:p>
          </table:table-cell>
          <table:table-cell table:style-name="ce27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27" table:number-columns-repeated="1013"/>
        </table:table-row>
        <table:table-row table:style-name="ro8">
          <table:table-cell table:style-name="ce3" office:value-type="string">
            <text:p>EHRPWM2A</text:p>
          </table:table-cell>
          <table:table-cell table:style-name="ce3" office:value-type="string">
            <text:p>GPMC_AD8</text:p>
          </table:table-cell>
          <table:table-cell table:style-name="ce3" office:value-type="string">
            <text:p>P8-19</text:p>
          </table:table-cell>
          <table:table-cell table:style-name="ce3" office:value-type="string">
            <text:p>E2</text:p>
          </table:table-cell>
          <table:table-cell table:style-name="ce29" office:value-type="float" office:value="1166.49">
            <text:p>1166.49</text:p>
          </table:table-cell>
          <table:table-cell table:style-name="ce29" table:formula="of:=[.E11]*2.54/100" office:value-type="float" office:value="29.628846">
            <text:p>29.628846</text:p>
          </table:table-cell>
          <table:table-cell table:style-name="ce3" office:value-type="float" office:value="23.34">
            <text:p>23.34</text:p>
          </table:table-cell>
          <table:table-cell table:style-name="ce3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" table:formula="of:=[.K11]-[.I11]" office:value-type="float" office:value="-1.968846">
            <text:p>-1.968846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EHRPWM2B</text:p>
          </table:table-cell>
          <table:table-cell table:style-name="ce3" office:value-type="string">
            <text:p>GPMC_AD9</text:p>
          </table:table-cell>
          <table:table-cell table:style-name="ce3" office:value-type="string">
            <text:p>P8-13</text:p>
          </table:table-cell>
          <table:table-cell table:style-name="ce3" office:value-type="string">
            <text:p>J1</text:p>
          </table:table-cell>
          <table:table-cell table:style-name="ce29" office:value-type="float" office:value="1124.85">
            <text:p>1124.85</text:p>
          </table:table-cell>
          <table:table-cell table:style-name="ce29" table:formula="of:=[.E12]*2.54/100" office:value-type="float" office:value="28.57119">
            <text:p>28.57119</text:p>
          </table:table-cell>
          <table:table-cell table:style-name="ce3" office:value-type="float" office:value="18.148">
            <text:p>18.148</text:p>
          </table:table-cell>
          <table:table-cell table:style-name="ce3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" table:formula="of:=[.K12]-[.I12]" office:value-type="float" office:value="4.28081">
            <text:p>4.28081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28" office:value-type="float" office:value="1148.21">
            <text:p>1148.21</text:p>
          </table:table-cell>
          <table:table-cell table:style-name="ce28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0_27</text:p>
          </table:table-cell>
          <table:table-cell table:style-name="ce3" office:value-type="string">
            <text:p>GPMC_AD11</text:p>
          </table:table-cell>
          <table:table-cell table:style-name="ce3" office:value-type="string">
            <text:p>P8-17</text:p>
          </table:table-cell>
          <table:table-cell table:style-name="ce3" office:value-type="string">
            <text:p>F2</text:p>
          </table:table-cell>
          <table:table-cell table:style-name="ce29" office:value-type="float" office:value="1159.78">
            <text:p>1159.78</text:p>
          </table:table-cell>
          <table:table-cell table:style-name="ce29" table:formula="of:=[.E14]*2.54/100" office:value-type="float" office:value="29.458412">
            <text:p>29.458412</text:p>
          </table:table-cell>
          <table:table-cell table:style-name="ce3" office:value-type="float" office:value="18.56">
            <text:p>18.56</text:p>
          </table:table-cell>
          <table:table-cell table:style-name="ce3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" table:formula="of:=[.K14]-[.I14]" office:value-type="float" office:value="2.981588">
            <text:p>2.981588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28" office:value-type="float" office:value="1139.2">
            <text:p>1139.2</text:p>
          </table:table-cell>
          <table:table-cell table:style-name="ce28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13</text:p>
          </table:table-cell>
          <table:table-cell table:style-name="ce3" office:value-type="string">
            <text:p>GPMC_AD13</text:p>
          </table:table-cell>
          <table:table-cell table:style-name="ce3" office:value-type="string">
            <text:p>P8-11</text:p>
          </table:table-cell>
          <table:table-cell table:style-name="ce3" office:value-type="string">
            <text:p>K2</text:p>
          </table:table-cell>
          <table:table-cell table:style-name="ce3" office:value-type="float" office:value="1135.4">
            <text:p>1135.4</text:p>
          </table:table-cell>
          <table:table-cell table:style-name="ce29" table:formula="of:=[.E16]*2.54/100" office:value-type="float" office:value="28.83916">
            <text:p>28.83916</text:p>
          </table:table-cell>
          <table:table-cell table:style-name="ce3" office:value-type="float" office:value="20.47">
            <text:p>20.47</text:p>
          </table:table-cell>
          <table:table-cell table:style-name="ce3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" table:formula="of:=[.K16]-[.I16]" office:value-type="float" office:value="1.69083999999999">
            <text:p>1.69084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28" office:value-type="float" office:value="1160.34">
            <text:p>1160.34</text:p>
          </table:table-cell>
          <table:table-cell table:style-name="ce28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28" office:value-type="float" office:value="1166.9">
            <text:p>1166.9</text:p>
          </table:table-cell>
          <table:table-cell table:style-name="ce28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28" office:value-type="float" office:value="706.36">
            <text:p>706.36</text:p>
          </table:table-cell>
          <table:table-cell table:style-name="ce28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28" office:value-type="float" office:value="1190.84">
            <text:p>1190.84</text:p>
          </table:table-cell>
          <table:table-cell table:style-name="ce28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28" office:value-type="float" office:value="1090.85">
            <text:p>1090.85</text:p>
          </table:table-cell>
          <table:table-cell table:style-name="ce28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28" office:value-type="float" office:value="1247.64">
            <text:p>1247.64</text:p>
          </table:table-cell>
          <table:table-cell table:style-name="ce28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28" office:value-type="float" office:value="1190.67">
            <text:p>1190.67</text:p>
          </table:table-cell>
          <table:table-cell table:style-name="ce28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28" office:value-type="float" office:value="539.17">
            <text:p>539.17</text:p>
          </table:table-cell>
          <table:table-cell table:style-name="ce28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28" office:value-type="float" office:value="480.82">
            <text:p>480.82</text:p>
          </table:table-cell>
          <table:table-cell table:style-name="ce28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28" office:value-type="float" office:value="612.86">
            <text:p>612.86</text:p>
          </table:table-cell>
          <table:table-cell table:style-name="ce28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28" office:value-type="float" office:value="1827.2">
            <text:p>1827.2</text:p>
          </table:table-cell>
          <table:table-cell table:style-name="ce28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5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5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8" table:default-cell-style-name="Default"/>
        <table:table-row table:style-name="ro3">
          <table:table-cell office:value-type="string">
            <text:p>Number</text:p>
          </table:table-cell>
          <table:table-cell table:style-name="ce44" office:value-type="string">
            <text:p>Schematic Reference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Digikey Unit Price</text:p>
          </table:table-cell>
          <table:table-cell office:value-type="string">
            <text:p>Extended Price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44" office:value-type="string">
            <text:p>C201,C213,C301</text:p>
          </table:table-cell>
          <table:table-cell office:value-type="string">
            <text:p>10UF</text:p>
          </table:table-cell>
          <table:table-cell office:value-type="string">
            <text:p>JMK212BJ106KD-T</text:p>
          </table:table-cell>
          <table:table-cell office:value-type="float" office:value="0.2">
            <text:p>0.2</text:p>
          </table:table-cell>
          <table:table-cell table:formula="of:=[.A2]*[.E2]" office:value-type="float" office:value="0.6">
            <text:p>0.6</text:p>
          </table:table-cell>
          <table:table-cell table:number-columns-repeated="1018"/>
        </table:table-row>
        <table:table-row table:style-name="ro11">
          <table:table-cell office:value-type="float" office:value="11">
            <text:p>11</text:p>
          </table:table-cell>
          <table:table-cell table:style-name="ce44" office:value-type="string">
            <text:p>C202,C214,C302,C401,C402,C725,C726,C727,C728,C729,C730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float" office:value="0.11">
            <text:p>0.11</text:p>
          </table:table-cell>
          <table:table-cell table:formula="of:=[.A3]*[.E3]" office:value-type="float" office:value="1.21">
            <text:p>1.21</text:p>
          </table:table-cell>
          <table:table-cell table:number-columns-repeated="1018"/>
        </table:table-row>
        <table:table-row table:style-name="ro12">
          <table:table-cell office:value-type="float" office:value="12">
            <text:p>12</text:p>
          </table:table-cell>
          <table:table-cell table:style-name="ce44" office:value-type="string">
            <text:p>C701,C702,C703,C704,C705,C706,C707,C708,C709,C710,C711,C712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float" office:value="0.11">
            <text:p>0.11</text:p>
          </table:table-cell>
          <table:table-cell table:formula="of:=[.A4]*[.E4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R203,R204,R214,R215</text:p>
          </table:table-cell>
          <table:table-cell office:value-type="string">
            <text:p>0OHM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5]*[.E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44" office:value-type="string">
            <text:p>R219,R308,R309,R310,R311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float" office:value="0.11">
            <text:p>0.11</text:p>
          </table:table-cell>
          <table:table-cell table:formula="of:=[.A6]*[.E6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float" office:value="2.58">
            <text:p>2.58</text:p>
          </table:table-cell>
          <table:table-cell table:formula="of:=[.A7]*[.E7]" office:value-type="float" office:value="2.58">
            <text:p>2.58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C207,C208,C218,C220</text:p>
          </table:table-cell>
          <table:table-cell office:value-type="string">
            <text:p>100PF</text:p>
          </table:table-cell>
          <table:table-cell office:value-type="string">
            <text:p>C1608X7R1H101K</text:p>
          </table:table-cell>
          <table:table-cell office:value-type="float" office:value="0.11">
            <text:p>0.11</text:p>
          </table:table-cell>
          <table:table-cell table:formula="of:=[.A8]*[.E8]" office:value-type="float" office:value="0.44">
            <text:p>0.44</text:p>
          </table:table-cell>
          <table:table-cell table:number-columns-repeated="1018"/>
        </table:table-row>
        <table:table-row table:style-name="ro13">
          <table:table-cell office:value-type="float" office:value="12">
            <text:p>12</text:p>
          </table:table-cell>
          <table:table-cell table:style-name="ce44" office:value-type="string">
            <text:p>C719,C720,C721,C722,C723,C724,C737,C738,C739,C740,C741,C742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float" office:value="1.27">
            <text:p>1.27</text:p>
          </table:table-cell>
          <table:table-cell table:formula="of:=[.A9]*[.E9]" office:value-type="float" office:value="15.24">
            <text:p>15.24</text:p>
          </table:table-cell>
          <table:table-cell table:number-columns-repeated="1018"/>
        </table:table-row>
        <table:table-row table:style-name="ro14">
          <table:table-cell office:value-type="float" office:value="11">
            <text:p>11</text:p>
          </table:table-cell>
          <table:table-cell table:style-name="ce44" office:value-type="string">
            <text:p>R201,R202,R212,R213,R301,R302,R303,R304,R305,R306,R307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0]*[.E10]" office:value-type="float" office:value="1.21">
            <text:p>1.2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C204,C206,C216,C219</text:p>
          </table:table-cell>
          <table:table-cell office:value-type="string">
            <text:p>10PF</text:p>
          </table:table-cell>
          <table:table-cell office:value-type="string">
            <text:p>C1608C0G1H100D</text:p>
          </table:table-cell>
          <table:table-cell office:value-type="float" office:value="0.11">
            <text:p>0.11</text:p>
          </table:table-cell>
          <table:table-cell table:formula="of:=[.A11]*[.E11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R223</text:p>
          </table:table-cell>
          <table:table-cell office:value-type="string">
            <text:p>137K</text:p>
          </table:table-cell>
          <table:table-cell office:value-type="string">
            <text:p>ERJ-3EKF1373V</text:p>
          </table:table-cell>
          <table:table-cell office:value-type="float" office:value="0.11">
            <text:p>0.11</text:p>
          </table:table-cell>
          <table:table-cell table:formula="of:=[.A12]*[.E12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R206,R207,R218,R220</text:p>
          </table:table-cell>
          <table:table-cell office:value-type="string">
            <text:p>13K</text:p>
          </table:table-cell>
          <table:table-cell office:value-type="string">
            <text:p>ERJ-3EKF1302V</text:p>
          </table:table-cell>
          <table:table-cell office:value-type="float" office:value="0.11">
            <text:p>0.11</text:p>
          </table:table-cell>
          <table:table-cell table:formula="of:=[.A13]*[.E13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4" office:value-type="string">
            <text:p>R205,R216</text:p>
          </table:table-cell>
          <table:table-cell office:value-type="string">
            <text:p>15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4]*[.E1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C203,C205,C215,C217</text:p>
          </table:table-cell>
          <table:table-cell office:value-type="string">
            <text:p>1NF</text:p>
          </table:table-cell>
          <table:table-cell office:value-type="string">
            <text:p>C1608X7R1H102K</text:p>
          </table:table-cell>
          <table:table-cell office:value-type="float" office:value="0.11">
            <text:p>0.11</text:p>
          </table:table-cell>
          <table:table-cell table:formula="of:=[.A15]*[.E1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L201,L202,L203,L204</text:p>
          </table:table-cell>
          <table:table-cell office:value-type="string">
            <text:p>2.2UH</text:p>
          </table:table-cell>
          <table:table-cell office:value-type="string">
            <text:p>NR6028T2R2N</text:p>
          </table:table-cell>
          <table:table-cell office:value-type="float" office:value="0.33">
            <text:p>0.33</text:p>
          </table:table-cell>
          <table:table-cell table:formula="of:=[.A16]*[.E16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2N7002K-T1-E3</text:p>
          </table:table-cell>
          <table:table-cell office:value-type="float" office:value="0.41">
            <text:p>0.41</text:p>
          </table:table-cell>
          <table:table-cell table:formula="of:=[.A17]*[.E17]" office:value-type="float" office:value="0.41">
            <text:p>0.41</text:p>
          </table:table-cell>
          <table:table-cell table:number-columns-repeated="1018"/>
        </table:table-row>
        <table:table-row table:style-name="ro3">
          <table:table-cell table:style-name="ce43" office:value-type="float" office:value="2">
            <text:p>2</text:p>
          </table:table-cell>
          <table:table-cell table:style-name="ce45" office:value-type="string">
            <text:p>J701,J702</text:p>
          </table:table-cell>
          <table:table-cell table:style-name="ce43" office:value-type="string">
            <text:p>3_WAY_JUMPER</text:p>
          </table:table-cell>
          <table:table-cell table:style-name="ce43" office:value-type="string">
            <text:p>TSHC-103-S-06-240-G-LF</text:p>
          </table:table-cell>
          <table:table-cell table:style-name="ce43" office:value-type="float" office:value="0">
            <text:p>0</text:p>
          </table:table-cell>
          <table:table-cell table:formula="of:=[.A18]*[.E18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44" office:value-type="string">
            <text:p>R208,R209,R211,R222,R224</text:p>
          </table:table-cell>
          <table:table-cell office:value-type="string">
            <text:p>30K</text:p>
          </table:table-cell>
          <table:table-cell office:value-type="string">
            <text:p>ERJ-3EKF3002V</text:p>
          </table:table-cell>
          <table:table-cell office:value-type="float" office:value="0.11">
            <text:p>0.11</text:p>
          </table:table-cell>
          <table:table-cell table:formula="of:=[.A19]*[.E19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R401</text:p>
          </table:table-cell>
          <table:table-cell office:value-type="string">
            <text:p>330_OHM</text:p>
          </table:table-cell>
          <table:table-cell office:value-type="string">
            <text:p>ERJ-3GEYJ331V</text:p>
          </table:table-cell>
          <table:table-cell office:value-type="float" office:value="0.11">
            <text:p>0.11</text:p>
          </table:table-cell>
          <table:table-cell table:formula="of:=[.A20]*[.E20]" office:value-type="float" office:value="0.11">
            <text:p>0.11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44" office:value-type="string">
            <text:p>R402,R403,R404,R405,R406,R407,R408,R409,R410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float" office:value="0.11">
            <text:p>0.11</text:p>
          </table:table-cell>
          <table:table-cell table:formula="of:=[.A21]*[.E21]" office:value-type="float" office:value="0.99">
            <text:p>0.99</text:p>
          </table:table-cell>
          <table:table-cell table:number-columns-repeated="1018"/>
        </table:table-row>
        <table:table-row table:style-name="ro15">
          <table:table-cell office:value-type="float" office:value="20">
            <text:p>20</text:p>
          </table:table-cell>
          <table:table-cell table:style-name="ce44" office:value-type="string">
            <text:p>C209,C210,C211,C212,C221,C222,C223,C224,C713,C714,C715,C716,C717,C718,C731,C732,C733,C734,C735,C736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float" office:value="0.14">
            <text:p>0.14</text:p>
          </table:table-cell>
          <table:table-cell table:formula="of:=[.A22]*[.E22]" office:value-type="float" office:value="2.8">
            <text:p>2.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R221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23]*[.E23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4" office:value-type="string">
            <text:p>R210,R217</text:p>
          </table:table-cell>
          <table:table-cell office:value-type="string">
            <text:p>95.3K</text:p>
          </table:table-cell>
          <table:table-cell office:value-type="string">
            <text:p>ERJ-3EKF9532V</text:p>
          </table:table-cell>
          <table:table-cell office:value-type="float" office:value="0.11">
            <text:p>0.11</text:p>
          </table:table-cell>
          <table:table-cell table:formula="of:=[.A24]*[.E2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table:style-name="ce43" office:value-type="float" office:value="1">
            <text:p>1</text:p>
          </table:table-cell>
          <table:table-cell table:style-name="ce45" office:value-type="string">
            <text:p>U401</text:p>
          </table:table-cell>
          <table:table-cell table:style-name="ce43" office:value-type="string">
            <text:p>BEAGLEBONE</text:p>
          </table:table-cell>
          <table:table-cell table:style-name="ce43" office:value-type="string">
            <text:p>PCB</text:p>
          </table:table-cell>
          <table:table-cell table:style-name="ce43" office:value-type="float" office:value="0">
            <text:p>0</text:p>
          </table:table-cell>
          <table:table-cell table:formula="of:=[.A25]*[.E25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U205,U303,U305,U306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float" office:value="0.46">
            <text:p>0.46</text:p>
          </table:table-cell>
          <table:table-cell table:formula="of:=[.A26]*[.E26]" office:value-type="float" office:value="1.84">
            <text:p>1.8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float" office:value="0.76">
            <text:p>0.76</text:p>
          </table:table-cell>
          <table:table-cell table:formula="of:=[.A27]*[.E27]" office:value-type="float" office:value="0.76">
            <text:p>0.76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float" office:value="0.98">
            <text:p>0.98</text:p>
          </table:table-cell>
          <table:table-cell table:formula="of:=[.A28]*[.E28]" office:value-type="float" office:value="0.98">
            <text:p>0.9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float" office:value="1.55">
            <text:p>1.55</text:p>
          </table:table-cell>
          <table:table-cell table:formula="of:=[.A29]*[.E29]" office:value-type="float" office:value="1.55">
            <text:p>1.55</text:p>
          </table:table-cell>
          <table:table-cell table:number-columns-repeated="1018"/>
        </table:table-row>
        <table:table-row table:style-name="ro3">
          <table:table-cell table:style-name="ce43" office:value-type="float" office:value="2">
            <text:p>2</text:p>
          </table:table-cell>
          <table:table-cell table:style-name="ce45" office:value-type="string">
            <text:p>U501,U601</text:p>
          </table:table-cell>
          <table:table-cell table:style-name="ce43" office:value-type="string">
            <text:p>FPGA_20_PIN_HEADER</text:p>
          </table:table-cell>
          <table:table-cell table:style-name="ce43" office:value-type="string">
            <text:p>SSHSM-110-D-02-H-V-LF or BCS-110-L-D-TE</text:p>
          </table:table-cell>
          <table:table-cell table:style-name="ce43" office:value-type="float" office:value="0">
            <text:p>0</text:p>
          </table:table-cell>
          <table:table-cell table:formula="of:=[.A30]*[.E30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table:style-name="ce43" office:value-type="float" office:value="1">
            <text:p>1</text:p>
          </table:table-cell>
          <table:table-cell table:style-name="ce45" office:value-type="string">
            <text:p>U701</text:p>
          </table:table-cell>
          <table:table-cell table:style-name="ce43" office:value-type="string">
            <text:p>JTAG_CONN</text:p>
          </table:table-cell>
          <table:table-cell table:style-name="ce46" office:value-type="string">
            <text:p>TSHC-106-S-06-240-G-LF</text:p>
          </table:table-cell>
          <table:table-cell table:style-name="ce43" office:value-type="float" office:value="0">
            <text:p>0</text:p>
          </table:table-cell>
          <table:table-cell table:formula="of:=[.A31]*[.E31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4" office:value-type="string">
            <text:p>U204,U206</text:p>
          </table:table-cell>
          <table:table-cell office:value-type="string">
            <text:p>LTC3546</text:p>
          </table:table-cell>
          <table:table-cell office:value-type="string">
            <text:p>LTC3546EFE#PBF-ND</text:p>
          </table:table-cell>
          <table:table-cell office:value-type="float" office:value="8.95">
            <text:p>8.95</text:p>
          </table:table-cell>
          <table:table-cell table:formula="of:=[.A32]*[.E32]" office:value-type="float" office:value="17.9">
            <text:p>17.9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XC6SLX25-2FTG256C</text:p>
          </table:table-cell>
          <table:table-cell office:value-type="float" office:value="36.73">
            <text:p>36.73</text:p>
          </table:table-cell>
          <table:table-cell table:formula="of:=[.A33]*[.E33]" office:value-type="float" office:value="36.73">
            <text:p>36.73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float" office:value="2.91">
            <text:p>2.91</text:p>
          </table:table-cell>
          <table:table-cell table:formula="of:=[.A34]*[.E34]" office:value-type="float" office:value="2.91">
            <text:p>2.91</text:p>
          </table:table-cell>
          <table:table-cell table:number-columns-repeated="1018"/>
        </table:table-row>
        <table:table-row table:style-name="ro5">
          <table:table-cell/>
          <table:table-cell table:style-name="ce44"/>
          <table:table-cell table:number-columns-repeated="1022"/>
        </table:table-row>
        <table:table-row table:style-name="ro5">
          <table:table-cell/>
          <table:table-cell table:style-name="ce44"/>
          <table:table-cell table:number-columns-repeated="2"/>
          <table:table-cell table:style-name="ce47" office:value-type="string">
            <text:p>Total:</text:p>
          </table:table-cell>
          <table:table-cell table:formula="of:=SUM([.F2:.F34])" office:value-type="float" office:value="94.42">
            <text:p>94.42</text:p>
          </table:table-cell>
          <table:table-cell table:number-columns-repeated="1018"/>
        </table:table-row>
        <table:table-row table:style-name="ro5" table:number-rows-repeated="67">
          <table:table-cell/>
          <table:table-cell table:style-name="ce44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PIOBank_Mapping" table:style-name="ta1">
        <table:table-column table:style-name="co8" table:number-columns-repeated="2" table:default-cell-style-name="Default"/>
        <table:table-row table:style-name="ro5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5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5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5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5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5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5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5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5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5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5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5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5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5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5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5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5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5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5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5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5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7">
          <table:table-cell table:number-columns-repeated="2"/>
        </table:table-row>
        <table:table-row table:style-name="ro5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5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5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5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5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5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5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5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5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5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5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5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5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5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5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5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5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5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5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5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table table:name="Sheet8" table:style-name="ta1">
        <table:table-column table:style-name="co8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 style:data-style-name="N2" text:time-value="0000-00-00T18:31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10-29T17:25:56</dc:date>
    <meta:editing-duration>P16DT37M4S</meta:editing-duration>
    <meta:editing-cycles>96</meta:editing-cycles>
    <meta:document-statistic meta:table-count="8" meta:cell-count="1432" meta:object-count="0"/>
  </office:meta>
</office:document-meta>
</file>